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C0000011ECF02B8793AF999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00a933" draw:opacity="18%" draw:textarea-horizontal-align="justify" draw:textarea-vertical-align="middle" draw:auto-grow-height="false" fo:min-height="4.576cm" fo:min-width="12.2cm"/>
    </style:style>
    <style:style style:name="gr2" style:family="graphic" style:parent-style-name="standard">
      <style:graphic-properties draw:textarea-horizontal-align="justify" draw:textarea-vertical-align="middle" draw:auto-grow-height="false" fo:min-height="1.1cm" fo:min-width="1.6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61cm" fo:min-width="1.65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7cm" fo:min-width="2.80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83cm" fo:min-width="2.832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fill-color="#ff8000" draw:opacity="55%" draw:textarea-horizontal-align="justify" draw:textarea-vertical-align="middle" draw:auto-grow-height="false" fo:min-height="1.147cm" fo:min-width="2.421cm"/>
      <style:paragraph-properties style:writing-mode="lr-tb"/>
    </style:style>
    <style:style style:name="gr9" style:family="graphic" style:parent-style-name="standard">
      <style:graphic-properties svg:stroke-color="#000000" draw:marker-start="" draw:marker-end="Symmetric_20_Arrow" draw:textarea-vertical-align="middle"/>
    </style:style>
    <style:style style:name="gr10" style:family="graphic" style:parent-style-name="standard">
      <style:graphic-properties svg:stroke-color="#000000" draw:marker-end="Symmetric_20_Arrow" draw:textarea-vertical-align="middle"/>
    </style:style>
    <style:style style:name="P1" style:family="paragraph">
      <loext:graphic-properties draw:fill-color="#00a933" draw:opacity="18%"/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loext:graphic-properties draw:fill-color="#ff8000" draw:opacity="55%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6" draw:id="id6" draw:layer="layout" svg:width="12.7cm" svg:height="4.826cm" svg:x="3.969cm" svg:y="1.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10" draw:id="id10" draw:layer="layout" svg:width="2.159cm" svg:height="2.159cm" svg:x="0.151cm" svg:y="3.871cm">
            <text:p text:style-name="P2"><text:span text:style-name="T1">D</text:span><text:span text:style-name="T1">a</text:span><text:span text:style-name="T1">t</text:span><text:span text:style-name="T1">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xml:id="id3" draw:id="id3" draw:layer="layout" svg:width="2.153cm" svg:height="0.657cm" svg:x="4.52cm" svg:y="2.488cm">
            <text:p text:style-name="P3"><text:span text:style-name="T2">Tr</text:span><text:span text:style-name="T2">ai</text:span><text:span text:style-name="T2">ni</text:span><text:span text:style-name="T2">ng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xml:id="id4" draw:id="id4" draw:layer="layout" svg:width="2.153cm" svg:height="0.657cm" svg:x="4.52cm" svg:y="4.622cm">
            <text:p text:style-name="P3"><text:span text:style-name="T2">Validati</text:span><text:span text:style-name="T2">o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3" xml:id="id8" draw:id="id8" draw:layer="layout" svg:width="2.153cm" svg:height="0.657cm" svg:x="4.52cm" svg:y="7.094cm">
            <text:p text:style-name="P3"><text:span text:style-name="T2">Tes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5" xml:id="id2" draw:id="id2" draw:layer="layout" svg:width="3.302cm" svg:height="1.22cm" svg:x="8.303cm" svg:y="2.206cm">
            <text:p text:style-name="P4"><text:span text:style-name="T3">Model </text:span></text:p>
            <text:p text:style-name="P4"><text:span text:style-name="T3">Trainin</text:span><text:span text:style-name="T3">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1" draw:id="id1" draw:layer="layout" svg:width="3.332cm" svg:height="0.733cm" svg:x="13.229cm" svg:y="4.584cm">
            <text:p text:style-name="P4">Predictions</text:p>
            <draw:enhanced-geometry svg:viewBox="0 0 21600 21600" draw:type="rectangle" draw:enhanced-path="M 0 0 L 21600 0 21600 21600 0 21600 0 0 Z N"/>
          </draw:custom-shape>
          <draw:frame draw:style-name="gr6" draw:text-style-name="P4" xml:id="id5" draw:id="id5" draw:layer="layout" svg:width="3.098cm" svg:height="1.393cm" svg:x="8.405cm" svg:y="4.254cm">
            <draw:image xlink:href="Pictures/100002010000027C0000011ECF02B8793AF99942.png" xlink:type="simple" xlink:show="embed" xlink:actuate="onLoad" loext:mime-type="image/png">
              <text:p/>
            </draw:image>
          </draw:frame>
          <draw:frame draw:style-name="gr7" draw:text-style-name="P7" draw:layer="layout" svg:width="2.864cm" svg:height="0.763cm" svg:x="8.833cm" svg:y="8.07cm">
            <draw:text-box>
              <text:p text:style-name="P6"><text:span text:style-name="T2">Final </text:span><text:span text:style-name="T2">Mode</text:span><text:span text:style-name="T2">l</text:span></text:p>
            </draw:text-box>
          </draw:frame>
          <draw:custom-shape draw:style-name="gr8" draw:text-style-name="P8" xml:id="id9" draw:id="id9" draw:layer="layout" svg:width="2.921cm" svg:height="1.397cm" svg:x="13.513cm" svg:y="6.724cm">
            <text:p text:style-name="P5"><text:span text:style-name="T3">Final </text:span></text:p>
            <text:p text:style-name="P5"><text:span text:style-name="T3">Evaluation</text:span></text:p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9.828cm" svg:height="0.962cm" svg:x="5.493cm" svg:y="0.151cm">
            <draw:text-box>
              <text:p>Model development methodology</text:p>
            </draw:text-box>
          </draw:frame>
          <draw:connector draw:style-name="gr9" draw:text-style-name="P4" draw:layer="layout" svg:x1="14.895cm" svg:y1="4.584cm" svg:x2="11.605cm" svg:y2="2.816cm" draw:start-shape="id1" draw:start-glue-point="0" draw:end-shape="id2" draw:end-glue-point="1" svg:d="M14895 4584v-1768h-3290" svg:viewBox="0 0 3291 1769">
            <text:p/>
          </draw:connector>
          <draw:connector draw:style-name="gr10" draw:text-style-name="P4" draw:layer="layout" svg:x1="6.673cm" svg:y1="2.817cm" svg:x2="8.303cm" svg:y2="2.816cm" draw:start-shape="id3" draw:start-glue-point="8" draw:end-shape="id2" draw:end-glue-point="3" svg:d="M6673 2817h815v-1h815" svg:viewBox="0 0 1631 2">
            <text:p/>
          </draw:connector>
          <draw:connector draw:style-name="gr10" draw:text-style-name="P4" draw:layer="layout" svg:x1="6.673cm" svg:y1="4.951cm" svg:x2="8.405cm" svg:y2="4.95cm" draw:start-shape="id4" draw:start-glue-point="8" draw:end-shape="id5" draw:end-glue-point="3" svg:d="M6673 4951h867v-1h865" svg:viewBox="0 0 1733 2">
            <text:p/>
          </draw:connector>
          <draw:connector draw:style-name="gr10" draw:text-style-name="P4" draw:layer="layout" svg:x1="9.954cm" svg:y1="3.426cm" svg:x2="9.954cm" svg:y2="4.254cm" draw:start-shape="id2" draw:start-glue-point="2" draw:end-shape="id5" draw:end-glue-point="0" svg:d="M9954 3426v828" svg:viewBox="0 0 1 829">
            <text:p/>
          </draw:connector>
          <draw:connector draw:style-name="gr10" draw:text-style-name="P4" draw:layer="layout" svg:x1="11.503cm" svg:y1="4.95cm" svg:x2="13.229cm" svg:y2="4.95cm" draw:start-shape="id5" draw:start-glue-point="1" draw:end-shape="id1" draw:end-glue-point="3" svg:d="M11503 4950h1726" svg:viewBox="0 0 1727 1">
            <text:p/>
          </draw:connector>
          <draw:frame draw:style-name="gr7" draw:text-style-name="P7" draw:layer="layout" svg:width="3.296cm" svg:height="0.763cm" svg:x="8.736cm" svg:y="1.121cm">
            <draw:text-box>
              <text:p text:style-name="P6"><text:span text:style-name="T2">Model Builder</text:span></text:p>
            </draw:text-box>
          </draw:frame>
          <draw:frame draw:style-name="gr6" draw:text-style-name="P4" xml:id="id7" draw:id="id7" draw:layer="layout" svg:width="3.098cm" svg:height="1.393cm" svg:x="8.77cm" svg:y="6.726cm">
            <draw:image xlink:href="Pictures/100002010000027C0000011ECF02B8793AF99942.png" xlink:type="simple" xlink:show="embed" xlink:actuate="onLoad" loext:mime-type="image/png">
              <text:p/>
            </draw:image>
          </draw:frame>
          <draw:connector draw:style-name="gr10" draw:text-style-name="P4" draw:layer="layout" svg:x1="10.319cm" svg:y1="5.966cm" svg:x2="10.319cm" svg:y2="6.726cm" draw:start-shape="id6" draw:start-glue-point="2" draw:end-shape="id7" draw:end-glue-point="0" svg:d="M10319 5966v760" svg:viewBox="0 0 1 761">
            <text:p/>
          </draw:connector>
          <draw:connector draw:style-name="gr10" draw:text-style-name="P4" draw:layer="layout" svg:x1="6.673cm" svg:y1="7.423cm" svg:x2="8.77cm" svg:y2="7.422cm" draw:start-shape="id8" draw:start-glue-point="8" draw:end-shape="id7" draw:end-glue-point="3" svg:d="M6673 7423h1049v-1h1048" svg:viewBox="0 0 2098 2">
            <text:p/>
          </draw:connector>
          <draw:connector draw:style-name="gr10" draw:text-style-name="P4" draw:layer="layout" svg:x1="11.868cm" svg:y1="7.422cm" svg:x2="13.513cm" svg:y2="7.422cm" draw:start-shape="id7" draw:start-glue-point="1" draw:end-shape="id9" draw:end-glue-point="3" svg:d="M11868 7422h1645" svg:viewBox="0 0 1646 1">
            <text:p/>
          </draw:connector>
          <draw:connector draw:style-name="gr10" draw:text-style-name="P4" draw:layer="layout" svg:x1="2.31cm" svg:y1="4.951cm" svg:x2="4.52cm" svg:y2="2.817cm" draw:start-shape="id10" draw:start-glue-point="8" draw:end-shape="id3" draw:end-glue-point="6" svg:d="M2310 4951h1105v-2134h1105" svg:viewBox="0 0 2211 2135">
            <text:p/>
          </draw:connector>
          <draw:connector draw:style-name="gr10" draw:text-style-name="P4" draw:layer="layout" svg:x1="2.31cm" svg:y1="4.951cm" svg:x2="4.52cm" svg:y2="4.951cm" draw:start-shape="id10" draw:start-glue-point="8" draw:end-shape="id4" draw:end-glue-point="6" svg:d="M2310 4951h2210" svg:viewBox="0 0 2211 1">
            <text:p/>
          </draw:connector>
          <draw:connector draw:style-name="gr10" draw:text-style-name="P4" draw:layer="layout" svg:x1="2.31cm" svg:y1="4.951cm" svg:x2="4.52cm" svg:y2="7.423cm" draw:start-shape="id10" draw:start-glue-point="8" draw:end-shape="id8" draw:end-glue-point="6" svg:d="M2310 4951h1105v2472h1105" svg:viewBox="0 0 2211 2473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3:12:58.828210274</meta:creation-date>
    <dc:date>2021-04-22T14:03:39.028721099</dc:date>
    <meta:editing-duration>PT8M17S</meta:editing-duration>
    <meta:editing-cycles>1</meta:editing-cycles>
    <meta:document-statistic meta:object-count="25"/>
    <meta:generator>LibreOffice/6.4.6.2$Linux_X86_64 LibreOffice_project/40$Build-2</meta:generator>
  </office:meta>
</office:document-meta>
</file>